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Accessor.isClientAcknowledge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Accessor.setSessionTransacted( boolean sessionTransa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Accessor.setSessionAcknowledgeModeName( String consta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Accessor.obtainConnect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sAccessor.convertJmsAccessException( JMS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Accessor.createConn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sAccessor.setSessionAcknowledgeMode( int sessionAcknowledge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Accessor.setConnectionFactory( @ Nullable ConnectionFactory connect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Accessor.getSessionAcknowledge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Accessor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sAccessor.isSessionTransa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Accessor.createSession( Connection c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Accessor.getConnect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